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2" style:master-page-name="Standard">
      <style:paragraph-properties fo:break-before="auto" fo:text-indent="0cm" fo:line-height="125%" fo:margin-top="0.776cm" fo:margin-bottom="0.247cm" style:writing-mode="lr-tb"/>
    </style:style>
    <style:style style:name="T1_1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2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3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4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5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6" style:family="text">
      <style:text-properties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7" style:family="text">
      <style:text-properties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_8" style:family="text">
      <style:text-properties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00%" fo:margin-top="0cm" style:writing-mode="lr-tb"/>
    </style:style>
    <style:style style:name="T2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1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1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2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2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2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2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2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2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3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3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3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3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3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3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3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3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3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3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4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4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4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4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4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4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4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4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4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4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5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5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5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5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5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5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5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5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5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5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6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6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6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6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6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6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6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6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6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6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7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7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7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7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7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7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7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7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7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7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8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8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8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8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8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8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8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8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8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8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9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9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9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9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9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9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9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9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9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9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10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10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2_10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break-before="auto" fo:text-indent="0cm" fo:line-height="100%" fo:margin-top="0cm" style:writing-mode="lr-tb"/>
    </style:style>
    <style:style style:name="T3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2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2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2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2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2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3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3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3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3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3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3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3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3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3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3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4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4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4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4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4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4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4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4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4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4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5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5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3_5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break-before="auto" fo:text-indent="0cm" fo:line-height="100%" fo:margin-top="0cm" style:writing-mode="lr-tb"/>
    </style:style>
    <style:style style:name="T4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2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2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2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2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2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3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3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3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3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3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3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3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3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3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3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4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4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4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4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4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4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4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4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4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4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5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5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5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4_53" style:family="text"/>
    <style:style style:name="T4_5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4_55" style:family="text"/>
    <style:style style:name="T4_5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4_57" style:family="text"/>
    <style:style style:name="T4_5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4_59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4_60" style:family="text"/>
    <style:style style:name="T4_61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4_62" style:family="text"/>
    <style:style style:name="T4_63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4_64" style:family="text"/>
    <style:style style:name="T4_65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4_66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4_67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4_68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4_69" style:family="text"/>
    <style:style style:name="T4_70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4_71" style:family="text"/>
    <style:style style:name="T4_72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4_73" style:family="text"/>
    <style:style style:name="T4_74" style:family="text">
      <style:text-properties fo:background-color="#ffffff" fo:color="#000000" style:font-name="Arial" fo:font-size="12pt" style:font-name-asian="Arial" style:font-size-asian="12pt" style:font-name-complex="Arial" style:font-size-complex="12pt"/>
    </style:style>
    <style:style style:name="T4_7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break-before="auto" fo:text-indent="0cm" fo:line-height="100%" fo:margin-top="0cm" style:writing-mode="lr-tb"/>
    </style:style>
    <style:style style:name="T5_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1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2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3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4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4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4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4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4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4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4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4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4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4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5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5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5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5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5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5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5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5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5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5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6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6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6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6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6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6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6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6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6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6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7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7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7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7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7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75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76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77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78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79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80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81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82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83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T5_84" style:family="text">
      <style:text-properties fo:background-color="#ffffff" fo:color="#0b0c0c"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break-before="auto" fo:text-indent="0cm" fo:line-height="132%" fo:margin-top="0.282cm" fo:margin-bottom="0.282cm" style:writing-mode="lr-tb"/>
    </style:style>
    <style:style style:name="T6_1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2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3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4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5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6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7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8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9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10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11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12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13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14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15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_16" style:family="text">
      <style:text-properties fo:background-color="#ffffff" fo:color="#0b0c0c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3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_4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9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0_3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1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12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13" style:family="paragraph" style:parent-style-name="Heading_20_6">
      <style:paragraph-properties fo:break-before="auto" fo:text-indent="0cm" fo:line-height="115%" style:writing-mode="lr-tb"/>
    </style:style>
    <style:style style:name="T13_1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3_2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3_3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3_4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3_5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3_6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3_7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3_8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T13_9" style:family="text">
      <style:text-properties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15%" style:writing-mode="lr-tb"/>
    </style:style>
    <style:style style:name="P15" style:family="paragraph" style:parent-style-name="Standard">
      <style:paragraph-properties fo:break-before="auto" fo:text-indent="0cm" fo:line-height="115%" style:writing-mode="lr-tb"/>
    </style:style>
    <style:style style:name="T15_1" style:family="text">
      <style:text-properties fo:font-style="italic" style:font-style-asian="italic" style:font-style-complex="italic" fo:color="#000000" style:font-name="Arial" style:font-name-asian="Arial" style:font-name-complex="Arial" fo:font-weight="bold" style:font-weight-asian="bold" style:font-weight-complex="bold"/>
    </style:style>
    <style:style style:name="T15_2" style:family="text">
      <style:text-properties fo:font-style="italic" style:font-style-asian="italic" style:font-style-complex="italic" fo:color="#000000" style:font-name="Arial" style:font-name-asian="Arial" style:font-name-complex="Arial" fo:font-weight="bold" style:font-weight-asian="bold" style:font-weight-complex="bold"/>
    </style:style>
    <style:style style:name="T15_3" style:family="text">
      <style:text-properties fo:font-style="italic" style:font-style-asian="italic" style:font-style-complex="italic" fo:color="#000000" style:font-name="Arial" style:font-name-asian="Arial" style:font-name-complex="Arial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style:writing-mode="lr-tb"/>
    </style:style>
    <style:style style:name="P17" style:family="paragraph" style:parent-style-name="Standard">
      <style:paragraph-properties fo:break-before="auto" fo:text-indent="0cm" fo:line-height="115%" style:writing-mode="lr-tb"/>
    </style:style>
    <style:style style:name="T17_1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17_2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17_3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17_4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17_5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17_6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17_7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17_8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style:writing-mode="lr-tb"/>
    </style:style>
    <style:style style:name="P19" style:family="paragraph" style:parent-style-name="Standard">
      <style:paragraph-properties fo:break-before="auto" fo:text-indent="0cm" fo:line-height="115%" fo:margin-top="0cm" style:writing-mode="lr-tb"/>
    </style:style>
    <style:style style:name="T1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9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1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3" style:family="paragraph" style:parent-style-name="Standard">
      <style:paragraph-properties fo:break-before="auto" fo:text-indent="0cm" fo:line-height="115%" style:writing-mode="lr-tb"/>
    </style:style>
    <style:style style:name="P24" style:family="paragraph" style:parent-style-name="Standard">
      <style:paragraph-properties fo:break-before="auto" fo:text-indent="0cm" fo:line-height="115%" style:writing-mode="lr-tb"/>
    </style:style>
    <style:style style:name="P25" style:family="paragraph" style:parent-style-name="Standard">
      <style:paragraph-properties fo:break-before="auto" fo:text-indent="0cm" fo:line-height="115%" style:writing-mode="lr-tb"/>
    </style:style>
    <style:style style:name="P26" style:family="paragraph" style:parent-style-name="Standard">
      <style:paragraph-properties fo:break-before="auto" fo:text-indent="0cm" fo:line-height="115%" style:writing-mode="lr-tb"/>
    </style:style>
    <style:style style:name="T26_1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26_2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26_3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26_4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26_5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26_6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style:writing-mode="lr-tb"/>
    </style:style>
    <style:style style:name="P28" style:family="paragraph" style:parent-style-name="Standard">
      <style:paragraph-properties fo:break-before="auto" fo:text-indent="0cm" fo:line-height="115%" fo:margin-top="0cm" style:writing-mode="lr-tb"/>
    </style:style>
    <style:style style:name="T2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0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1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2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33" style:family="paragraph" style:parent-style-name="Standard">
      <style:paragraph-properties fo:break-before="auto" fo:text-indent="0cm" fo:line-height="115%" fo:margin-top="0cm" fo:margin-bottom="0cm" style:writing-mode="lr-tb"/>
    </style:style>
    <style:style style:name="P34" style:family="paragraph" style:parent-style-name="Standard">
      <style:paragraph-properties fo:break-before="auto" fo:text-indent="0cm" fo:line-height="115%" style:writing-mode="lr-tb"/>
    </style:style>
    <style:style style:name="T34_1" style:family="text">
      <style:text-properties fo:font-style="italic" style:font-style-asian="italic" style:font-style-complex="italic" fo:color="#000000" style:font-name="Arial" style:font-name-asian="Arial" style:font-name-complex="Arial" fo:font-weight="bold" style:font-weight-asian="bold" style:font-weight-complex="bold"/>
    </style:style>
    <style:style style:name="T34_2" style:family="text">
      <style:text-properties fo:font-style="italic" style:font-style-asian="italic" style:font-style-complex="italic" fo:color="#000000" style:font-name="Arial" style:font-name-asian="Arial" style:font-name-complex="Arial" fo:font-weight="bold" style:font-weight-asian="bold" style:font-weight-complex="bold"/>
    </style:style>
    <style:style style:name="T34_3" style:family="text">
      <style:text-properties fo:font-style="italic" style:font-style-asian="italic" style:font-style-complex="italic" fo:color="#000000" style:font-name="Arial" style:font-name-asian="Arial" style:font-name-complex="Arial" fo:font-weight="bold" style:font-weight-asian="bold" style:font-weight-complex="bold"/>
    </style:style>
    <style:style style:name="P35" style:family="paragraph" style:parent-style-name="Standard">
      <style:paragraph-properties fo:break-before="auto" fo:text-indent="0cm" fo:line-height="115%" style:writing-mode="lr-tb"/>
    </style:style>
    <style:style style:name="P36" style:family="paragraph" style:parent-style-name="Standard">
      <style:paragraph-properties fo:break-before="auto" fo:text-indent="0cm" fo:line-height="115%" fo:margin-top="0cm" style:writing-mode="lr-tb"/>
    </style:style>
    <style:style style:name="T3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36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top="0cm" style:writing-mode="lr-tb"/>
    </style:style>
    <style:style style:name="P38" style:family="paragraph" style:parent-style-name="Standard">
      <style:paragraph-properties fo:break-before="auto" fo:text-indent="0cm" fo:line-height="115%" fo:margin-top="0cm" style:writing-mode="lr-tb"/>
    </style:style>
    <style:style style:name="T3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39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0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1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42" style:family="paragraph" style:parent-style-name="Standard">
      <style:paragraph-properties fo:break-before="auto" fo:line-height="115%" fo:margin-top="0cm" fo:margin-bottom="0cm" style:writing-mode="lr-tb"/>
    </style:style>
    <style:style style:name="T42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1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2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3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3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3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3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3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3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3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42_3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43" style:family="paragraph" style:parent-style-name="Standard">
      <style:paragraph-properties fo:break-before="auto" fo:text-indent="0cm" fo:line-height="115%" style:writing-mode="lr-tb"/>
    </style:style>
    <style:style style:name="P44" style:family="paragraph" style:parent-style-name="Standard">
      <style:paragraph-properties fo:break-before="auto" fo:text-indent="0cm" fo:line-height="115%" style:writing-mode="lr-tb"/>
    </style:style>
    <style:style style:name="T44_1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44_2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44_3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44_4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44_5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44_6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44_7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44_8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style:writing-mode="lr-tb"/>
    </style:style>
    <style:style style:name="P46" style:family="paragraph" style:parent-style-name="Standard">
      <style:paragraph-properties fo:break-before="auto" fo:text-indent="0cm" fo:line-height="115%" fo:margin-top="0cm" style:writing-mode="lr-tb"/>
    </style:style>
    <style:style style:name="T4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9" style:family="paragraph" style:parent-style-name="Standard">
      <style:paragraph-properties fo:break-before="auto" fo:text-indent="0cm" fo:line-height="115%" style:writing-mode="lr-tb"/>
    </style:style>
    <style:style style:name="P50" style:family="paragraph" style:parent-style-name="Standard">
      <style:paragraph-properties fo:break-before="auto" fo:text-indent="0cm" fo:line-height="115%" style:writing-mode="lr-tb"/>
    </style:style>
    <style:style style:name="T50_1" style:family="text">
      <style:text-properties fo:font-style="italic" style:font-style-asian="italic" style:font-style-complex="italic" fo:color="#000000" style:font-name="Arial" style:font-name-asian="Arial" style:font-name-complex="Arial" fo:font-weight="bold" style:font-weight-asian="bold" style:font-weight-complex="bold"/>
    </style:style>
    <style:style style:name="T50_2" style:family="text">
      <style:text-properties fo:font-style="italic" style:font-style-asian="italic" style:font-style-complex="italic" fo:color="#000000" style:font-name="Arial" style:font-name-asian="Arial" style:font-name-complex="Arial" fo:font-weight="bold" style:font-weight-asian="bold" style:font-weight-complex="bold"/>
    </style:style>
    <style:style style:name="T50_3" style:family="text">
      <style:text-properties fo:font-style="italic" style:font-style-asian="italic" style:font-style-complex="italic" fo:color="#000000" style:font-name="Arial" style:font-name-asian="Arial" style:font-name-complex="Arial" fo:font-weight="bold" style:font-weight-asian="bold" style:font-weight-complex="bold"/>
    </style:style>
    <style:style style:name="P51" style:family="paragraph" style:parent-style-name="Standard">
      <style:paragraph-properties fo:break-before="auto" fo:text-indent="0cm" fo:line-height="115%" fo:margin-top="0cm" style:writing-mode="lr-tb"/>
    </style:style>
    <style:style style:name="P52" style:family="paragraph" style:parent-style-name="Standard">
      <style:paragraph-properties fo:break-before="auto" fo:text-indent="0cm" fo:line-height="115%" fo:margin-top="0cm" style:writing-mode="lr-tb"/>
    </style:style>
    <style:style style:name="T52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2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top="0cm" style:writing-mode="lr-tb"/>
    </style:style>
    <style:style style:name="P54" style:family="paragraph" style:parent-style-name="Standard">
      <style:paragraph-properties fo:break-before="auto" fo:text-indent="0cm" fo:line-height="115%" fo:margin-top="0cm" style:writing-mode="lr-tb"/>
    </style:style>
    <style:style style:name="T5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8" style:family="paragraph" style:parent-style-name="Standard">
      <style:paragraph-properties fo:break-before="auto" fo:text-indent="0cm" fo:line-height="115%" style:writing-mode="lr-tb"/>
    </style:style>
    <style:style style:name="P59" style:family="paragraph" style:parent-style-name="Standard">
      <style:paragraph-properties fo:break-before="auto" fo:text-indent="0cm" fo:line-height="115%" style:writing-mode="lr-tb"/>
    </style:style>
    <style:style style:name="T59_1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59_2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59_3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59_4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59_5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59_6" style:family="text">
      <style:text-properties fo:color="#000000"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P60" style:family="paragraph" style:parent-style-name="Standard">
      <style:paragraph-properties fo:break-before="auto" fo:text-indent="0cm" fo:line-height="115%" style:writing-mode="lr-tb"/>
    </style:style>
    <style:style style:name="P61" style:family="paragraph" style:parent-style-name="Standard">
      <style:paragraph-properties fo:break-before="auto" fo:text-indent="0cm" fo:line-height="115%" fo:margin-top="0cm" style:writing-mode="lr-tb"/>
    </style:style>
    <style:style style:name="T6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2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5" style:family="paragraph" style:parent-style-name="Standard">
      <style:paragraph-properties fo:break-before="auto" fo:text-indent="0cm" fo:line-height="115%" fo:margin-top="0cm" style:writing-mode="lr-tb"/>
    </style:style>
    <style:style style:name="P66" style:family="paragraph" style:parent-style-name="Standard">
      <style:paragraph-properties fo:break-before="auto" fo:text-indent="0cm" fo:line-height="115%" fo:margin-top="0cm" style:writing-mode="lr-tb"/>
    </style:style>
    <style:style style:name="T6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6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15%" fo:margin-top="0cm" style:writing-mode="lr-tb"/>
    </style:style>
    <style:style style:name="T6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15%" fo:margin-top="0cm" style:writing-mode="lr-tb"/>
    </style:style>
    <style:style style:name="T6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1" style:family="paragraph" style:parent-style-name="Standard">
      <style:paragraph-properties fo:break-before="auto" fo:text-indent="0cm" fo:line-height="132%" fo:margin-top="0.071cm" fo:margin-bottom="0.282cm" style:writing-mode="lr-tb"/>
    </style:style>
  </office:automatic-styles>
  <office:body>
    <office:text>
      <text:h text:style-name="P1" text:outline-level="10"><text:span text:style-name="T1_1">Digital</text:span><text:span text:style-name="T1_2"><text:s/></text:span><text:span text:style-name="T1_3">performance</text:span><text:span text:style-name="T1_4"><text:s/></text:span><text:span text:style-name="T1_5">analyst</text:span><text:span text:style-name="T1_6"><text:s/>–<text:s/></text:span><text:span text:style-name="T1_7">B</text:span><text:span text:style-name="T1_8">2</text:span></text:h>
      <text:p text:style-name="P2"><text:span text:style-name="T2_1">Digital</text:span><text:span text:style-name="T2_2"><text:s/></text:span><text:span text:style-name="T2_3">Performance</text:span><text:span text:style-name="T2_4"><text:s/></text:span><text:span text:style-name="T2_5">Analysts</text:span><text:span text:style-name="T2_6"><text:s/></text:span><text:span text:style-name="T2_7">sit</text:span><text:span text:style-name="T2_8"><text:s/></text:span><text:span text:style-name="T2_9">at</text:span><text:span text:style-name="T2_10"><text:s/></text:span><text:span text:style-name="T2_11">the</text:span><text:span text:style-name="T2_12"><text:s/></text:span><text:span text:style-name="T2_13">heart</text:span><text:span text:style-name="T2_14"><text:s/></text:span><text:span text:style-name="T2_15">of</text:span><text:span text:style-name="T2_16"><text:s/></text:span><text:span text:style-name="T2_17">a</text:span><text:span text:style-name="T2_18"><text:s/></text:span><text:span text:style-name="T2_19">team</text:span><text:span text:style-name="T2_20">,<text:s/></text:span><text:span text:style-name="T2_21">working</text:span><text:span text:style-name="T2_22"><text:s/></text:span><text:span text:style-name="T2_23">to</text:span><text:span text:style-name="T2_24"><text:s/></text:span><text:span text:style-name="T2_25">specify</text:span><text:span text:style-name="T2_26">,<text:s/></text:span><text:span text:style-name="T2_27">collect</text:span><text:span text:style-name="T2_28"><text:s/></text:span><text:span text:style-name="T2_29">and</text:span><text:span text:style-name="T2_30"><text:s/></text:span><text:span text:style-name="T2_31">present</text:span><text:span text:style-name="T2_32"><text:s/></text:span><text:span text:style-name="T2_33">the</text:span><text:span text:style-name="T2_34"><text:s/></text:span><text:span text:style-name="T2_35">key</text:span><text:span text:style-name="T2_36"><text:s/></text:span><text:span text:style-name="T2_37">performance</text:span><text:span text:style-name="T2_38"><text:s/></text:span><text:span text:style-name="T2_39">data</text:span><text:span text:style-name="T2_40"><text:s/></text:span><text:span text:style-name="T2_41">and</text:span><text:span text:style-name="T2_42"><text:s/></text:span><text:span text:style-name="T2_43">analysis</text:span><text:span text:style-name="T2_44"><text:s/></text:span><text:span text:style-name="T2_45">for</text:span><text:span text:style-name="T2_46"><text:s/></text:span><text:span text:style-name="T2_47">their</text:span><text:span text:style-name="T2_48"><text:s/></text:span><text:span text:style-name="T2_49">service</text:span><text:span text:style-name="T2_50">.<text:s/></text:span><text:span text:style-name="T2_51">The</text:span><text:span text:style-name="T2_52"><text:s/></text:span><text:span text:style-name="T2_53">post</text:span><text:span text:style-name="T2_54"><text:s/></text:span><text:span text:style-name="T2_55">holder</text:span><text:span text:style-name="T2_56"><text:s/></text:span><text:span text:style-name="T2_57">will</text:span><text:span text:style-name="T2_58"><text:s/></text:span><text:span text:style-name="T2_59">be</text:span><text:span text:style-name="T2_60"><text:s/></text:span><text:span text:style-name="T2_61">part</text:span><text:span text:style-name="T2_62"><text:s/></text:span><text:span text:style-name="T2_63">of</text:span><text:span text:style-name="T2_64"><text:s/></text:span><text:span text:style-name="T2_65">a</text:span><text:span text:style-name="T2_66"><text:s/></text:span><text:span text:style-name="T2_67">revolution</text:span><text:span text:style-name="T2_68"><text:s/></text:span><text:span text:style-name="T2_69">in</text:span><text:span text:style-name="T2_70"><text:s/></text:span><text:span text:style-name="T2_71">the</text:span><text:span text:style-name="T2_72"><text:s/></text:span><text:span text:style-name="T2_73">way</text:span><text:span text:style-name="T2_74"><text:s/></text:span><text:span text:style-name="T2_75">in</text:span><text:span text:style-name="T2_76"><text:s/></text:span><text:span text:style-name="T2_77">which</text:span><text:span text:style-name="T2_78"><text:s/></text:span><text:span text:style-name="T2_79">government</text:span><text:span text:style-name="T2_80"><text:s/></text:span><text:span text:style-name="T2_81">continuously</text:span><text:span text:style-name="T2_82"><text:s/></text:span><text:span text:style-name="T2_83">measures</text:span><text:span text:style-name="T2_84">,<text:s/></text:span><text:span text:style-name="T2_85">assesses</text:span><text:span text:style-name="T2_86">,<text:s/></text:span><text:span text:style-name="T2_87">and</text:span><text:span text:style-name="T2_88"><text:s/></text:span><text:span text:style-name="T2_89">improves</text:span><text:span text:style-name="T2_90"><text:s/></text:span><text:span text:style-name="T2_91">performance</text:span><text:span text:style-name="T2_92"><text:s/></text:span><text:span text:style-name="T2_93">in</text:span><text:span text:style-name="T2_94"><text:s/></text:span><text:span text:style-name="T2_95">transacting</text:span><text:span text:style-name="T2_96"><text:s/></text:span><text:span text:style-name="T2_97">with</text:span><text:span text:style-name="T2_98"><text:s/></text:span><text:span text:style-name="T2_99">the</text:span><text:span text:style-name="T2_100"><text:s/></text:span><text:span text:style-name="T2_101">public</text:span><text:span text:style-name="T2_102">.</text:span></text:p>
      <text:p text:style-name="P3"><text:span text:style-name="T3_1">They</text:span><text:span text:style-name="T3_2"><text:s/></text:span><text:span text:style-name="T3_3">support</text:span><text:span text:style-name="T3_4"><text:s/></text:span><text:span text:style-name="T3_5">service</text:span><text:span text:style-name="T3_6"><text:s/></text:span><text:span text:style-name="T3_7">managers</text:span><text:span text:style-name="T3_8"><text:s/></text:span><text:span text:style-name="T3_9">by</text:span><text:span text:style-name="T3_10"><text:s/></text:span><text:span text:style-name="T3_11">generating</text:span><text:span text:style-name="T3_12"><text:s/></text:span><text:span text:style-name="T3_13">new</text:span><text:span text:style-name="T3_14"><text:s/></text:span><text:span text:style-name="T3_15">and</text:span><text:span text:style-name="T3_16"><text:s/></text:span><text:span text:style-name="T3_17">useful</text:span><text:span text:style-name="T3_18"><text:s/></text:span><text:span text:style-name="T3_19">information</text:span><text:span text:style-name="T3_20"><text:s/></text:span><text:span text:style-name="T3_21">and</text:span><text:span text:style-name="T3_22"><text:s/></text:span><text:span text:style-name="T3_23">translating</text:span><text:span text:style-name="T3_24"><text:s/></text:span><text:span text:style-name="T3_25">it</text:span><text:span text:style-name="T3_26"><text:s/></text:span><text:span text:style-name="T3_27">into</text:span><text:span text:style-name="T3_28"><text:s/></text:span><text:span text:style-name="T3_29">actions</text:span><text:span text:style-name="T3_30"><text:s/></text:span><text:span text:style-name="T3_31">that</text:span><text:span text:style-name="T3_32"><text:s/></text:span><text:span text:style-name="T3_33">will</text:span><text:span text:style-name="T3_34"><text:s/></text:span><text:span text:style-name="T3_35">allow</text:span><text:span text:style-name="T3_36"><text:s/></text:span><text:span text:style-name="T3_37">them</text:span><text:span text:style-name="T3_38"><text:s/></text:span><text:span text:style-name="T3_39">to</text:span><text:span text:style-name="T3_40"><text:s/></text:span><text:span text:style-name="T3_41">iteratively</text:span><text:span text:style-name="T3_42"><text:s/></text:span><text:span text:style-name="T3_43">improve</text:span><text:span text:style-name="T3_44"><text:s/></text:span><text:span text:style-name="T3_45">their</text:span><text:span text:style-name="T3_46"><text:s/></text:span><text:span text:style-name="T3_47">service</text:span><text:span text:style-name="T3_48"><text:s/></text:span><text:span text:style-name="T3_49">for</text:span><text:span text:style-name="T3_50"><text:s/></text:span><text:span text:style-name="T3_51">users</text:span><text:span text:style-name="T3_52">.</text:span></text:p>
      <text:p text:style-name="P4"><text:span text:style-name="T4_1">You</text:span><text:span text:style-name="T4_2"><text:s/></text:span><text:span text:style-name="T4_3">will</text:span><text:span text:style-name="T4_4"><text:s/></text:span><text:span text:style-name="T4_5">have</text:span><text:span text:style-name="T4_6"><text:s/></text:span><text:span text:style-name="T4_7">excellent</text:span><text:span text:style-name="T4_8"><text:s/></text:span><text:span text:style-name="T4_9">analytical</text:span><text:span text:style-name="T4_10"><text:s/></text:span><text:span text:style-name="T4_11">and</text:span><text:span text:style-name="T4_12"><text:s/></text:span><text:span text:style-name="T4_13">problem</text:span><text:span text:style-name="T4_14"><text:s/></text:span><text:span text:style-name="T4_15">solving</text:span><text:span text:style-name="T4_16"><text:s/></text:span><text:span text:style-name="T4_17">skills</text:span><text:span text:style-name="T4_18"><text:s/></text:span><text:span text:style-name="T4_19">that</text:span><text:span text:style-name="T4_20"><text:s/></text:span><text:span text:style-name="T4_21">will</text:span><text:span text:style-name="T4_22"><text:s/></text:span><text:span text:style-name="T4_23">enable</text:span><text:span text:style-name="T4_24"><text:s/></text:span><text:span text:style-name="T4_25">you</text:span><text:span text:style-name="T4_26"><text:s/></text:span><text:span text:style-name="T4_27">to</text:span><text:span text:style-name="T4_28"><text:s/></text:span><text:span text:style-name="T4_29">quickly</text:span><text:span text:style-name="T4_30"><text:s/></text:span><text:span text:style-name="T4_31">develop</text:span><text:span text:style-name="T4_32"><text:s/></text:span><text:span text:style-name="T4_33">recommendations</text:span><text:span text:style-name="T4_34"><text:s/></text:span><text:span text:style-name="T4_35">based</text:span><text:span text:style-name="T4_36"><text:s/></text:span><text:span text:style-name="T4_37">on</text:span><text:span text:style-name="T4_38"><text:s/></text:span><text:span text:style-name="T4_39">the</text:span><text:span text:style-name="T4_40"><text:s/></text:span><text:span text:style-name="T4_41">quantitative</text:span><text:span text:style-name="T4_42"><text:s/></text:span><text:span text:style-name="T4_43">and</text:span><text:span text:style-name="T4_44"><text:s/></text:span><text:span text:style-name="T4_45">qualitative</text:span><text:span text:style-name="T4_46"><text:s/></text:span><text:span text:style-name="T4_47">evidence</text:span><text:span text:style-name="T4_48"><text:s/></text:span><text:span text:style-name="T4_49">gathered</text:span><text:span text:style-name="T4_50"><text:s/></text:span><text:span text:style-name="T4_51">via</text:span><text:span text:style-name="T4_52"><text:s/></text:span><text:span text:style-name="T4_53"><text:a xlink:type="simple" xlink:href="http:///h"><text:span text:style-name="T4_54">web</text:span></text:a></text:span><text:span text:style-name="T4_55"><text:a xlink:type="simple" xlink:href="http:///h"><text:span text:style-name="T4_56"><text:s/></text:span></text:a></text:span><text:span text:style-name="T4_57"><text:a xlink:type="simple" xlink:href="http:///h"><text:span text:style-name="T4_58">analytics</text:span></text:a></text:span><text:span text:style-name="T4_59">,<text:s/></text:span><text:span text:style-name="T4_60"><text:a xlink:type="simple" xlink:href="http:///h"><text:span text:style-name="T4_61">financial</text:span></text:a></text:span><text:span text:style-name="T4_62"><text:a xlink:type="simple" xlink:href="http:///h"><text:span text:style-name="T4_63"><text:s/></text:span></text:a></text:span><text:span text:style-name="T4_64"><text:a xlink:type="simple" xlink:href="http:///h"><text:span text:style-name="T4_65">data</text:span></text:a></text:span><text:span text:style-name="T4_66"><text:s/></text:span><text:span text:style-name="T4_67">and</text:span><text:span text:style-name="T4_68"><text:s/></text:span><text:span text:style-name="T4_69"><text:a xlink:type="simple" xlink:href="http:///h"><text:span text:style-name="T4_70">user</text:span></text:a></text:span><text:span text:style-name="T4_71"><text:a xlink:type="simple" xlink:href="http:///h"><text:span text:style-name="T4_72"><text:s/></text:span></text:a></text:span><text:span text:style-name="T4_73"><text:a xlink:type="simple" xlink:href="http:///h"><text:span text:style-name="T4_74">feedback</text:span></text:a></text:span><text:span text:style-name="T4_75">.</text:span></text:p>
      <text:p text:style-name="P5"><text:span text:style-name="T5_1">You</text:span><text:span text:style-name="T5_2"><text:s/></text:span><text:span text:style-name="T5_3">will</text:span><text:span text:style-name="T5_4"><text:s/></text:span><text:span text:style-name="T5_5">need</text:span><text:span text:style-name="T5_6"><text:s/></text:span><text:span text:style-name="T5_7">to</text:span><text:span text:style-name="T5_8"><text:s/></text:span><text:span text:style-name="T5_9">be</text:span><text:span text:style-name="T5_10"><text:s/></text:span><text:span text:style-name="T5_11">confident</text:span><text:span text:style-name="T5_12"><text:s/></text:span><text:span text:style-name="T5_13">in</text:span><text:span text:style-name="T5_14"><text:s/></text:span><text:span text:style-name="T5_15">explaining</text:span><text:span text:style-name="T5_16"><text:s/></text:span><text:span text:style-name="T5_17">technical</text:span><text:span text:style-name="T5_18"><text:s/></text:span><text:span text:style-name="T5_19">concepts</text:span><text:span text:style-name="T5_20"><text:s/></text:span><text:span text:style-name="T5_21">to</text:span><text:span text:style-name="T5_22"><text:s/></text:span><text:span text:style-name="T5_23">senior</text:span><text:span text:style-name="T5_24"><text:s/></text:span><text:span text:style-name="T5_25">civil</text:span><text:span text:style-name="T5_26"><text:s/></text:span><text:span text:style-name="T5_27">servants</text:span><text:span text:style-name="T5_28"><text:s/></text:span><text:span text:style-name="T5_29">with</text:span><text:span text:style-name="T5_30"><text:s/></text:span><text:span text:style-name="T5_31">limited</text:span><text:span text:style-name="T5_32"><text:s/></text:span><text:span text:style-name="T5_33">technological</text:span><text:span text:style-name="T5_34"><text:s/></text:span><text:span text:style-name="T5_35">background</text:span><text:span text:style-name="T5_36">.<text:s/></text:span><text:span text:style-name="T5_37">You</text:span><text:span text:style-name="T5_38"><text:s/></text:span><text:span text:style-name="T5_39">will</text:span><text:span text:style-name="T5_40"><text:s/></text:span><text:span text:style-name="T5_41">be</text:span><text:span text:style-name="T5_42"><text:s/></text:span><text:span text:style-name="T5_43">comfortable</text:span><text:span text:style-name="T5_44"><text:s/></text:span><text:span text:style-name="T5_45">working</text:span><text:span text:style-name="T5_46"><text:s/></text:span><text:span text:style-name="T5_47">with</text:span><text:span text:style-name="T5_48"><text:s/></text:span><text:span text:style-name="T5_49">data</text:span><text:span text:style-name="T5_50">,<text:s/></text:span><text:span text:style-name="T5_51">from</text:span><text:span text:style-name="T5_52"><text:s/></text:span><text:span text:style-name="T5_53">gathering</text:span><text:span text:style-name="T5_54"><text:s/></text:span><text:span text:style-name="T5_55">and</text:span><text:span text:style-name="T5_56"><text:s/></text:span><text:span text:style-name="T5_57">analysis</text:span><text:span text:style-name="T5_58"><text:s/></text:span><text:span text:style-name="T5_59">through</text:span><text:span text:style-name="T5_60"><text:s/></text:span><text:span text:style-name="T5_61">to</text:span><text:span text:style-name="T5_62"><text:s/></text:span><text:span text:style-name="T5_63">design</text:span><text:span text:style-name="T5_64"><text:s/></text:span><text:span text:style-name="T5_65">and</text:span><text:span text:style-name="T5_66"><text:s/></text:span><text:span text:style-name="T5_67">presentation</text:span><text:span text:style-name="T5_68">.<text:s/></text:span><text:span text:style-name="T5_69">Commercial</text:span><text:span text:style-name="T5_70"><text:s/></text:span><text:span text:style-name="T5_71">experience</text:span><text:span text:style-name="T5_72"><text:s/></text:span><text:span text:style-name="T5_73">of</text:span><text:span text:style-name="T5_74"><text:s/></text:span><text:span text:style-name="T5_75">performance</text:span><text:span text:style-name="T5_76"><text:s/></text:span><text:span text:style-name="T5_77">management</text:span><text:span text:style-name="T5_78"><text:s/></text:span><text:span text:style-name="T5_79">is</text:span><text:span text:style-name="T5_80"><text:s/></text:span><text:span text:style-name="T5_81">an</text:span><text:span text:style-name="T5_82"><text:s/></text:span><text:span text:style-name="T5_83">advantage</text:span><text:span text:style-name="T5_84">.</text:span></text:p>
      <text:p text:style-name="P6"><text:span text:style-name="T6_1">The</text:span><text:span text:style-name="T6_2"><text:s/></text:span><text:span text:style-name="T6_3">main</text:span><text:span text:style-name="T6_4"><text:s/></text:span><text:span text:style-name="T6_5">responsibilities</text:span><text:span text:style-name="T6_6"><text:s/></text:span><text:span text:style-name="T6_7">of</text:span><text:span text:style-name="T6_8"><text:s/></text:span><text:span text:style-name="T6_9">the</text:span><text:span text:style-name="T6_10"><text:s/></text:span><text:span text:style-name="T6_11">post</text:span><text:span text:style-name="T6_12"><text:s/></text:span><text:span text:style-name="T6_13">are</text:span><text:span text:style-name="T6_14"><text:s/></text:span><text:span text:style-name="T6_15">to</text:span><text:span text:style-name="T6_16">:</text:span></text:p>
      <text:list text:style-name="LS1" xml:id="list0">
        <text:list-item>
          <text:p text:style-name="P7"><text:span text:style-name="T7_1">support</text:span><text:span text:style-name="T7_2"><text:s/></text:span><text:span text:style-name="T7_3">the</text:span><text:span text:style-name="T7_4"><text:s/></text:span><text:span text:style-name="T7_5">service</text:span><text:span text:style-name="T7_6"><text:s/></text:span><text:span text:style-name="T7_7">manager</text:span><text:span text:style-name="T7_8"><text:s/></text:span><text:span text:style-name="T7_9">in</text:span><text:span text:style-name="T7_10"><text:s/></text:span><text:span text:style-name="T7_11">ensuring</text:span><text:span text:style-name="T7_12"><text:s/></text:span><text:span text:style-name="T7_13">that</text:span><text:span text:style-name="T7_14"><text:s/></text:span><text:span text:style-name="T7_15">their</text:span><text:span text:style-name="T7_16"><text:s/></text:span><text:span text:style-name="T7_17">service</text:span><text:span text:style-name="T7_18"><text:s/></text:span><text:span text:style-name="T7_19">meets</text:span><text:span text:style-name="T7_20"><text:s/></text:span><text:span text:style-name="T7_21">the</text:span><text:span text:style-name="T7_22"><text:s/></text:span><text:span text:style-name="T7_23">performance</text:span><text:span text:style-name="T7_24"><text:s/></text:span><text:span text:style-name="T7_25">requirements</text:span><text:span text:style-name="T7_26"><text:s/></text:span><text:span text:style-name="T7_27">set</text:span><text:span text:style-name="T7_28"><text:s/></text:span><text:span text:style-name="T7_29">out</text:span><text:span text:style-name="T7_30"><text:s/></text:span><text:span text:style-name="T7_31">in</text:span><text:span text:style-name="T7_32"><text:s/></text:span><text:span text:style-name="T7_33">the</text:span><text:span text:style-name="T7_34"><text:s/></text:span><text:span text:style-name="T7_35">Digital</text:span><text:span text:style-name="T7_36"><text:s/></text:span><text:span text:style-name="T7_37">by</text:span><text:span text:style-name="T7_38"><text:s/></text:span><text:span text:style-name="T7_39">Default</text:span><text:span text:style-name="T7_40"><text:s/></text:span><text:span text:style-name="T7_41">Service</text:span><text:span text:style-name="T7_42"><text:s/></text:span><text:span text:style-name="T7_43">Standard</text:span><text:span text:style-name="T7_44">;</text:span></text:p>
        </text:list-item>
        <text:list-item>
          <text:p text:style-name="P8"><text:span text:style-name="T8_1">communicate</text:span><text:span text:style-name="T8_2"><text:s/></text:span><text:span text:style-name="T8_3">service</text:span><text:span text:style-name="T8_4"><text:s/></text:span><text:span text:style-name="T8_5">performance</text:span><text:span text:style-name="T8_6"><text:s/></text:span><text:span text:style-name="T8_7">against</text:span><text:span text:style-name="T8_8"><text:s/></text:span><text:span text:style-name="T8_9">key</text:span><text:span text:style-name="T8_10"><text:s/></text:span><text:span text:style-name="T8_11">indicators</text:span><text:span text:style-name="T8_12"><text:s/></text:span><text:span text:style-name="T8_13">to</text:span><text:span text:style-name="T8_14"><text:s/></text:span><text:span text:style-name="T8_15">internal</text:span><text:span text:style-name="T8_16"><text:s/></text:span><text:span text:style-name="T8_17">and</text:span><text:span text:style-name="T8_18"><text:s/></text:span><text:span text:style-name="T8_19">external</text:span><text:span text:style-name="T8_20"><text:s/></text:span><text:span text:style-name="T8_21">stakeholders</text:span><text:span text:style-name="T8_22">;</text:span></text:p>
        </text:list-item>
        <text:list-item>
          <text:p text:style-name="P9"><text:span text:style-name="T9_1">ensure</text:span><text:span text:style-name="T9_2"><text:s/></text:span><text:span text:style-name="T9_3">high</text:span><text:span text:style-name="T9_4"><text:s/></text:span><text:span text:style-name="T9_5">quality</text:span><text:span text:style-name="T9_6"><text:s/></text:span><text:span text:style-name="T9_7">analysis</text:span><text:span text:style-name="T9_8"><text:s/></text:span><text:span text:style-name="T9_9">of</text:span><text:span text:style-name="T9_10"><text:s/></text:span><text:span text:style-name="T9_11">departmental</text:span><text:span text:style-name="T9_12"><text:s/></text:span><text:span text:style-name="T9_13">transaction</text:span><text:span text:style-name="T9_14"><text:s/></text:span><text:span text:style-name="T9_15">data</text:span><text:span text:style-name="T9_16">;</text:span></text:p>
        </text:list-item>
        <text:list-item>
          <text:p text:style-name="P10"><text:span text:style-name="T10_1">support</text:span><text:span text:style-name="T10_2"><text:s/></text:span><text:span text:style-name="T10_3">the</text:span><text:span text:style-name="T10_4"><text:s/></text:span><text:span text:style-name="T10_5">procurement</text:span><text:span text:style-name="T10_6"><text:s/></text:span><text:span text:style-name="T10_7">of</text:span><text:span text:style-name="T10_8"><text:s/></text:span><text:span text:style-name="T10_9">the</text:span><text:span text:style-name="T10_10"><text:s/></text:span><text:span text:style-name="T10_11">necessary</text:span><text:span text:style-name="T10_12"><text:s/></text:span><text:span text:style-name="T10_13">digital</text:span><text:span text:style-name="T10_14"><text:s/></text:span><text:span text:style-name="T10_15">platforms</text:span><text:span text:style-name="T10_16"><text:s/></text:span><text:span text:style-name="T10_17">to</text:span><text:span text:style-name="T10_18"><text:s/></text:span><text:span text:style-name="T10_19">support</text:span><text:span text:style-name="T10_20"><text:s/></text:span><text:span text:style-name="T10_21">automated</text:span><text:span text:style-name="T10_22"><text:s/></text:span><text:span text:style-name="T10_23">and</text:span><text:span text:style-name="T10_24"><text:s/></text:span><text:span text:style-name="T10_25">real</text:span><text:span text:style-name="T10_26">-</text:span><text:span text:style-name="T10_27">time</text:span><text:span text:style-name="T10_28"><text:s/></text:span><text:span text:style-name="T10_29">collection</text:span><text:span text:style-name="T10_30"><text:s/></text:span><text:span text:style-name="T10_31">and</text:span><text:span text:style-name="T10_32"><text:s/></text:span><text:span text:style-name="T10_33">presentation</text:span><text:span text:style-name="T10_34"><text:s/></text:span><text:span text:style-name="T10_35">of</text:span><text:span text:style-name="T10_36"><text:s/></text:span><text:span text:style-name="T10_37">data</text:span><text:span text:style-name="T10_38">;</text:span></text:p>
        </text:list-item>
        <text:list-item>
          <text:p text:style-name="P11"><text:span text:style-name="T11_1">share</text:span><text:span text:style-name="T11_2"><text:s/></text:span><text:span text:style-name="T11_3">examples</text:span><text:span text:style-name="T11_4"><text:s/></text:span><text:span text:style-name="T11_5">of</text:span><text:span text:style-name="T11_6"><text:s/></text:span><text:span text:style-name="T11_7">best</text:span><text:span text:style-name="T11_8"><text:s/></text:span><text:span text:style-name="T11_9">practice</text:span><text:span text:style-name="T11_10"><text:s/></text:span><text:span text:style-name="T11_11">in</text:span><text:span text:style-name="T11_12"><text:s/></text:span><text:span text:style-name="T11_13">digital</text:span><text:span text:style-name="T11_14"><text:s/></text:span><text:span text:style-name="T11_15">performance</text:span><text:span text:style-name="T11_16"><text:s/></text:span><text:span text:style-name="T11_17">management</text:span><text:span text:style-name="T11_18"><text:s/></text:span><text:span text:style-name="T11_19">across</text:span><text:span text:style-name="T11_20"><text:s/></text:span><text:span text:style-name="T11_21">government</text:span><text:span text:style-name="T11_22">;</text:span></text:p>
        </text:list-item>
        <text:list-item>
          <text:p text:style-name="P12"><text:span text:style-name="T12_1">identify</text:span><text:span text:style-name="T12_2"><text:s/></text:span><text:span text:style-name="T12_3">delivery</text:span><text:span text:style-name="T12_4"><text:s/></text:span><text:span text:style-name="T12_5">obstacles</text:span><text:span text:style-name="T12_6"><text:s/></text:span><text:span text:style-name="T12_7">to</text:span><text:span text:style-name="T12_8"><text:s/></text:span><text:span text:style-name="T12_9">improving</text:span><text:span text:style-name="T12_10"><text:s/></text:span><text:span text:style-name="T12_11">transactional</text:span><text:span text:style-name="T12_12"><text:s/></text:span><text:span text:style-name="T12_13">performance</text:span><text:span text:style-name="T12_14"><text:s/></text:span><text:span text:style-name="T12_15">within</text:span><text:span text:style-name="T12_16"><text:s/></text:span><text:span text:style-name="T12_17">departments</text:span><text:span text:style-name="T12_18"><text:s/></text:span><text:span text:style-name="T12_19">and</text:span><text:span text:style-name="T12_20"><text:s/></text:span><text:span text:style-name="T12_21">working</text:span><text:span text:style-name="T12_22"><text:s/></text:span><text:span text:style-name="T12_23">with</text:span><text:span text:style-name="T12_24"><text:s/></text:span><text:span text:style-name="T12_25">teams</text:span><text:span text:style-name="T12_26"><text:s/></text:span><text:span text:style-name="T12_27">to</text:span><text:span text:style-name="T12_28"><text:s/></text:span><text:span text:style-name="T12_29">overcome</text:span><text:span text:style-name="T12_30"><text:s/></text:span><text:span text:style-name="T12_31">those</text:span><text:span text:style-name="T12_32"><text:s/></text:span><text:span text:style-name="T12_33">obstacles</text:span></text:p>
        </text:list-item>
      </text:list>
      <text:h text:style-name="P13" text:outline-level="10"><text:span text:style-name="T13_1">PERSON</text:span><text:span text:style-name="T13_2"><text:s/></text:span><text:span text:style-name="T13_3">SPECIFICATION</text:span><text:span text:style-name="T13_4"><text:s/><text:tab/>-<text:s/></text:span><text:span text:style-name="T13_5">COMPETENCES</text:span><text:span text:style-name="T13_6">/</text:span><text:span text:style-name="T13_7">SKILLS</text:span><text:span text:style-name="T13_8"><text:s/></text:span><text:span text:style-name="T13_9">REQUIRED</text:span></text:h>
      <text:p text:style-name="P14"/>
      <text:p text:style-name="P15"><text:span text:style-name="T15_1">Setting</text:span><text:span text:style-name="T15_2"><text:s/></text:span><text:span text:style-name="T15_3">Direction</text:span></text:p>
      <text:p text:style-name="P16"/>
      <text:p text:style-name="P17"><text:span text:style-name="T17_1">Seeing</text:span><text:span text:style-name="T17_2"><text:s/></text:span><text:span text:style-name="T17_3">the</text:span><text:span text:style-name="T17_4"><text:s/></text:span><text:span text:style-name="T17_5">Big</text:span><text:span text:style-name="T17_6"><text:s/></text:span><text:span text:style-name="T17_7">Picture</text:span><text:span text:style-name="T17_8"><text:s/></text:span></text:p>
      <text:p text:style-name="P18"/>
      <text:p text:style-name="P19"><text:span text:style-name="T19_1">Essentia</text:span><text:span text:style-name="T19_2">l</text:span></text:p>
      <text:list text:style-name="LS2" xml:id="list6">
        <text:list-item>
          <text:p text:style-name="P20"><text:span text:style-name="T20_1">Be</text:span><text:span text:style-name="T20_2"><text:s/></text:span><text:span text:style-name="T20_3">alert</text:span><text:span text:style-name="T20_4"><text:s/></text:span><text:span text:style-name="T20_5">to</text:span><text:span text:style-name="T20_6"><text:s/></text:span><text:span text:style-name="T20_7">emerging</text:span><text:span text:style-name="T20_8"><text:s/></text:span><text:span text:style-name="T20_9">issues</text:span><text:span text:style-name="T20_10"><text:s/></text:span><text:span text:style-name="T20_11">and</text:span><text:span text:style-name="T20_12"><text:s/></text:span><text:span text:style-name="T20_13">trends</text:span><text:span text:style-name="T20_14"><text:s/></text:span><text:span text:style-name="T20_15">which</text:span><text:span text:style-name="T20_16"><text:s/></text:span><text:span text:style-name="T20_17">might</text:span><text:span text:style-name="T20_18"><text:s/></text:span><text:span text:style-name="T20_19">impact</text:span><text:span text:style-name="T20_20"><text:s/></text:span><text:span text:style-name="T20_21">or</text:span><text:span text:style-name="T20_22"><text:s/></text:span><text:span text:style-name="T20_23">benefit</text:span><text:span text:style-name="T20_24"><text:s/></text:span><text:span text:style-name="T20_25">own</text:span><text:span text:style-name="T20_26"><text:s/></text:span><text:span text:style-name="T20_27">and</text:span><text:span text:style-name="T20_28"><text:s/></text:span><text:span text:style-name="T20_29">team</text:span><text:span text:style-name="T20_30">’</text:span><text:span text:style-name="T20_31">s</text:span><text:span text:style-name="T20_32"><text:s/></text:span><text:span text:style-name="T20_33">work</text:span></text:p>
        </text:list-item>
        <text:list-item>
          <text:p text:style-name="P21"><text:span text:style-name="T21_1">Seek</text:span><text:span text:style-name="T21_2"><text:s/></text:span><text:span text:style-name="T21_3">to</text:span><text:span text:style-name="T21_4"><text:s/></text:span><text:span text:style-name="T21_5">understand</text:span><text:span text:style-name="T21_6"><text:s/></text:span><text:span text:style-name="T21_7">how</text:span><text:span text:style-name="T21_8"><text:s/></text:span><text:span text:style-name="T21_9">the</text:span><text:span text:style-name="T21_10"><text:s/></text:span><text:span text:style-name="T21_11">services</text:span><text:span text:style-name="T21_12">,<text:s/></text:span><text:span text:style-name="T21_13">activities</text:span><text:span text:style-name="T21_14"><text:s/></text:span><text:span text:style-name="T21_15">and</text:span><text:span text:style-name="T21_16"><text:s/></text:span><text:span text:style-name="T21_17">strategies</text:span><text:span text:style-name="T21_18"><text:s/></text:span><text:span text:style-name="T21_19">in</text:span><text:span text:style-name="T21_20"><text:s/></text:span><text:span text:style-name="T21_21">the</text:span><text:span text:style-name="T21_22"><text:s/></text:span><text:span text:style-name="T21_23">area</text:span><text:span text:style-name="T21_24"><text:s/></text:span><text:span text:style-name="T21_25">work</text:span><text:span text:style-name="T21_26"><text:s/></text:span><text:span text:style-name="T21_27">together</text:span><text:span text:style-name="T21_28"><text:s/></text:span><text:span text:style-name="T21_29">to</text:span><text:span text:style-name="T21_30"><text:s/></text:span><text:span text:style-name="T21_31">create</text:span><text:span text:style-name="T21_32"><text:s/></text:span><text:span text:style-name="T21_33">value</text:span><text:span text:style-name="T21_34"><text:s/></text:span><text:span text:style-name="T21_35">for</text:span><text:span text:style-name="T21_36"><text:s/></text:span><text:span text:style-name="T21_37">the</text:span><text:span text:style-name="T21_38"><text:s/></text:span><text:span text:style-name="T21_39">customer</text:span><text:span text:style-name="T21_40">/</text:span><text:span text:style-name="T21_41">end</text:span><text:span text:style-name="T21_42"><text:s/></text:span><text:span text:style-name="T21_43">user</text:span></text:p>
        </text:list-item>
        <text:list-item>
          <text:p text:style-name="P22"><text:span text:style-name="T22_1">Ensure</text:span><text:span text:style-name="T22_2"><text:s/></text:span><text:span text:style-name="T22_3">own</text:span><text:span text:style-name="T22_4"><text:s/></text:span><text:span text:style-name="T22_5">area</text:span><text:span text:style-name="T22_6">/</text:span><text:span text:style-name="T22_7">team</text:span><text:span text:style-name="T22_8"><text:s/></text:span><text:span text:style-name="T22_9">activities</text:span><text:span text:style-name="T22_10"><text:s/></text:span><text:span text:style-name="T22_11">are</text:span><text:span text:style-name="T22_12"><text:s/></text:span><text:span text:style-name="T22_13">aligned</text:span><text:span text:style-name="T22_14"><text:s/></text:span><text:span text:style-name="T22_15">to</text:span><text:span text:style-name="T22_16"><text:s/></text:span><text:span text:style-name="T22_17">Departmental</text:span><text:span text:style-name="T22_18"><text:s/></text:span><text:span text:style-name="T22_19">priorities</text:span></text:p>
        </text:list-item>
      </text:list>
      <text:p text:style-name="P23"/>
      <text:p text:style-name="P24"/>
      <text:p text:style-name="P25"/>
      <text:p text:style-name="P26"><text:span text:style-name="T26_1">Making</text:span><text:span text:style-name="T26_2"><text:s/></text:span><text:span text:style-name="T26_3">Effective</text:span><text:span text:style-name="T26_4"><text:s/></text:span><text:span text:style-name="T26_5">Decisions</text:span><text:span text:style-name="T26_6"><text:s text:c="2"/></text:span></text:p>
      <text:p text:style-name="P27"/>
      <text:p text:style-name="P28"><text:span text:style-name="T28_1">Essential</text:span></text:p>
      <text:list text:style-name="LS3" xml:id="list9">
        <text:list-item>
          <text:p text:style-name="P29"><text:span text:style-name="T29_1">Identify</text:span><text:span text:style-name="T29_2"><text:s/></text:span><text:span text:style-name="T29_3">a</text:span><text:span text:style-name="T29_4"><text:s/></text:span><text:span text:style-name="T29_5">range</text:span><text:span text:style-name="T29_6"><text:s/></text:span><text:span text:style-name="T29_7">of</text:span><text:span text:style-name="T29_8"><text:s/></text:span><text:span text:style-name="T29_9">relevant</text:span><text:span text:style-name="T29_10"><text:s/></text:span><text:span text:style-name="T29_11">and</text:span><text:span text:style-name="T29_12"><text:s/></text:span><text:span text:style-name="T29_13">credible</text:span><text:span text:style-name="T29_14"><text:s/></text:span><text:span text:style-name="T29_15">information</text:span><text:span text:style-name="T29_16"><text:s/></text:span><text:span text:style-name="T29_17">sources</text:span><text:span text:style-name="T29_18"><text:s/></text:span><text:span text:style-name="T29_19">and</text:span><text:span text:style-name="T29_20"><text:s/></text:span><text:span text:style-name="T29_21">recognise</text:span><text:span text:style-name="T29_22"><text:s/></text:span><text:span text:style-name="T29_23">the</text:span><text:span text:style-name="T29_24"><text:s/></text:span><text:span text:style-name="T29_25">need</text:span><text:span text:style-name="T29_26"><text:s/></text:span><text:span text:style-name="T29_27">to</text:span><text:span text:style-name="T29_28"><text:s/></text:span><text:span text:style-name="T29_29">collect</text:span><text:span text:style-name="T29_30"><text:s/></text:span><text:span text:style-name="T29_31">new</text:span><text:span text:style-name="T29_32"><text:s/></text:span><text:span text:style-name="T29_33">data</text:span><text:span text:style-name="T29_34"><text:s/></text:span><text:span text:style-name="T29_35">when</text:span><text:span text:style-name="T29_36"><text:s/></text:span><text:span text:style-name="T29_37">necessary</text:span><text:span text:style-name="T29_38"><text:s/></text:span><text:span text:style-name="T29_39">from</text:span><text:span text:style-name="T29_40"><text:s/></text:span><text:span text:style-name="T29_41">internal</text:span><text:span text:style-name="T29_42"><text:s/></text:span><text:span text:style-name="T29_43">and</text:span><text:span text:style-name="T29_44"><text:s/></text:span><text:span text:style-name="T29_45">external</text:span><text:span text:style-name="T29_46"><text:s/></text:span><text:span text:style-name="T29_47">sources</text:span></text:p>
        </text:list-item>
        <text:list-item>
          <text:p text:style-name="P30"><text:span text:style-name="T30_1">Recognise</text:span><text:span text:style-name="T30_2"><text:s/></text:span><text:span text:style-name="T30_3">patterns</text:span><text:span text:style-name="T30_4"><text:s/></text:span><text:span text:style-name="T30_5">and</text:span><text:span text:style-name="T30_6"><text:s/></text:span><text:span text:style-name="T30_7">trends</text:span><text:span text:style-name="T30_8"><text:s/></text:span><text:span text:style-name="T30_9">in</text:span><text:span text:style-name="T30_10"><text:s/></text:span><text:span text:style-name="T30_11">a</text:span><text:span text:style-name="T30_12"><text:s/></text:span><text:span text:style-name="T30_13">wide</text:span><text:span text:style-name="T30_14"><text:s/></text:span><text:span text:style-name="T30_15">range</text:span><text:span text:style-name="T30_16"><text:s/></text:span><text:span text:style-name="T30_17">of</text:span><text:span text:style-name="T30_18"><text:s/></text:span><text:span text:style-name="T30_19">evidence</text:span><text:span text:style-name="T30_20">/</text:span><text:span text:style-name="T30_21">data</text:span><text:span text:style-name="T30_22"><text:s/></text:span><text:span text:style-name="T30_23">and</text:span><text:span text:style-name="T30_24"><text:s/></text:span><text:span text:style-name="T30_25">draw</text:span><text:span text:style-name="T30_26"><text:s/></text:span><text:span text:style-name="T30_27">key</text:span><text:span text:style-name="T30_28"><text:s/></text:span><text:span text:style-name="T30_29">conclusions</text:span></text:p>
        </text:list-item>
        <text:list-item>
          <text:p text:style-name="P31"><text:span text:style-name="T31_1">Explore</text:span><text:span text:style-name="T31_2"><text:s/></text:span><text:span text:style-name="T31_3">different</text:span><text:span text:style-name="T31_4"><text:s/></text:span><text:span text:style-name="T31_5">options</text:span><text:span text:style-name="T31_6"><text:s/></text:span><text:span text:style-name="T31_7">outlining</text:span><text:span text:style-name="T31_8"><text:s/></text:span><text:span text:style-name="T31_9">costs</text:span><text:span text:style-name="T31_10">,<text:s/></text:span><text:span text:style-name="T31_11">benefits</text:span><text:span text:style-name="T31_12">,<text:s/></text:span><text:span text:style-name="T31_13">risks</text:span><text:span text:style-name="T31_14"><text:s/></text:span><text:span text:style-name="T31_15">and</text:span><text:span text:style-name="T31_16"><text:s/></text:span><text:span text:style-name="T31_17">potential</text:span><text:span text:style-name="T31_18"><text:s/></text:span><text:span text:style-name="T31_19">responses</text:span><text:span text:style-name="T31_20"><text:s/></text:span><text:span text:style-name="T31_21">to</text:span><text:span text:style-name="T31_22"><text:s/></text:span><text:span text:style-name="T31_23">each</text:span></text:p>
        </text:list-item>
        <text:list-item>
          <text:p text:style-name="P32"><text:span text:style-name="T32_1">Invite</text:span><text:span text:style-name="T32_2"><text:s/></text:span><text:span text:style-name="T32_3">challenge</text:span><text:span text:style-name="T32_4"><text:s/></text:span><text:span text:style-name="T32_5">and</text:span><text:span text:style-name="T32_6"><text:s/></text:span><text:span text:style-name="T32_7">where</text:span><text:span text:style-name="T32_8"><text:s/></text:span><text:span text:style-name="T32_9">appropriate</text:span><text:span text:style-name="T32_10"><text:s/></text:span><text:span text:style-name="T32_11">involve</text:span><text:span text:style-name="T32_12"><text:s/></text:span><text:span text:style-name="T32_13">others</text:span><text:span text:style-name="T32_14"><text:s/></text:span><text:span text:style-name="T32_15">in</text:span><text:span text:style-name="T32_16"><text:s/></text:span><text:span text:style-name="T32_17">decision</text:span><text:span text:style-name="T32_18"><text:s/></text:span><text:span text:style-name="T32_19">making</text:span><text:span text:style-name="T32_20"><text:s/></text:span><text:span text:style-name="T32_21">to</text:span><text:span text:style-name="T32_22"><text:s/></text:span><text:span text:style-name="T32_23">help</text:span><text:span text:style-name="T32_24"><text:s/></text:span><text:span text:style-name="T32_25">build</text:span><text:span text:style-name="T32_26"><text:s/></text:span><text:span text:style-name="T32_27">engagement</text:span><text:span text:style-name="T32_28"><text:s/></text:span><text:span text:style-name="T32_29">and</text:span><text:span text:style-name="T32_30"><text:s/></text:span><text:span text:style-name="T32_31">present</text:span><text:span text:style-name="T32_32"><text:s/></text:span><text:span text:style-name="T32_33">robust</text:span><text:span text:style-name="T32_34"><text:s/></text:span><text:span text:style-name="T32_35">recommendations</text:span></text:p>
        </text:list-item>
      </text:list>
      <text:p text:style-name="P33"/>
      <text:p text:style-name="P34"><text:span text:style-name="T34_1">ENGAGING</text:span><text:span text:style-name="T34_2"><text:s/></text:span><text:span text:style-name="T34_3">PEOPLE</text:span></text:p>
      <text:p text:style-name="P35"/>
      <text:p text:style-name="P36"><text:span text:style-name="T36_1">Leading</text:span><text:span text:style-name="T36_2"><text:s/></text:span><text:span text:style-name="T36_3">and</text:span><text:span text:style-name="T36_4"><text:s/></text:span><text:span text:style-name="T36_5">Communicating</text:span><text:span text:style-name="T36_6"><text:s/></text:span></text:p>
      <text:p text:style-name="P37"/>
      <text:p text:style-name="P38"><text:span text:style-name="T38_1">Essential</text:span></text:p>
      <text:list text:style-name="LS4" xml:id="list13">
        <text:list-item>
          <text:p text:style-name="P39"><text:span text:style-name="T39_1">Communicate</text:span><text:span text:style-name="T39_2"><text:s/></text:span><text:span text:style-name="T39_3">using</text:span><text:span text:style-name="T39_4"><text:s/></text:span><text:span text:style-name="T39_5">appropriate</text:span><text:span text:style-name="T39_6"><text:s/></text:span><text:span text:style-name="T39_7">styles</text:span><text:span text:style-name="T39_8">,<text:s/></text:span><text:span text:style-name="T39_9">methods</text:span><text:span text:style-name="T39_10"><text:s/></text:span><text:span text:style-name="T39_11">and</text:span><text:span text:style-name="T39_12"><text:s/></text:span><text:span text:style-name="T39_13">timing</text:span><text:span text:style-name="T39_14">,<text:s/></text:span><text:span text:style-name="T39_15">including</text:span><text:span text:style-name="T39_16"><text:s/></text:span><text:span text:style-name="T39_17">digital</text:span><text:span text:style-name="T39_18"><text:s/></text:span><text:span text:style-name="T39_19">channels</text:span><text:span text:style-name="T39_20">,<text:s/></text:span><text:span text:style-name="T39_21">to</text:span><text:span text:style-name="T39_22"><text:s/></text:span><text:span text:style-name="T39_23">maximise</text:span><text:span text:style-name="T39_24"><text:s/></text:span><text:span text:style-name="T39_25">understanding</text:span><text:span text:style-name="T39_26"><text:s/></text:span><text:span text:style-name="T39_27">and</text:span><text:span text:style-name="T39_28"><text:s/></text:span><text:span text:style-name="T39_29">impact</text:span></text:p>
        </text:list-item>
        <text:list-item>
          <text:p text:style-name="P40"><text:span text:style-name="T40_1">Communicate</text:span><text:span text:style-name="T40_2"><text:s/></text:span><text:span text:style-name="T40_3">in</text:span><text:span text:style-name="T40_4"><text:s/></text:span><text:span text:style-name="T40_5">a</text:span><text:span text:style-name="T40_6"><text:s/></text:span><text:span text:style-name="T40_7">succinct</text:span><text:span text:style-name="T40_8">,<text:s/></text:span><text:span text:style-name="T40_9">engaging</text:span><text:span text:style-name="T40_10"><text:s/></text:span><text:span text:style-name="T40_11">manner</text:span><text:span text:style-name="T40_12"><text:s/></text:span><text:span text:style-name="T40_13">and</text:span><text:span text:style-name="T40_14"><text:s/></text:span><text:span text:style-name="T40_15">stand</text:span><text:span text:style-name="T40_16"><text:s/></text:span><text:span text:style-name="T40_17">ground</text:span><text:span text:style-name="T40_18"><text:s/></text:span><text:span text:style-name="T40_19">when</text:span><text:span text:style-name="T40_20"><text:s/></text:span><text:span text:style-name="T40_21">needed</text:span></text:p>
        </text:list-item>
        <text:list-item>
          <text:p text:style-name="P41"><text:span text:style-name="T41_1">Convey</text:span><text:span text:style-name="T41_2"><text:s/></text:span><text:span text:style-name="T41_3">enthusiasm</text:span><text:span text:style-name="T41_4"><text:s/></text:span><text:span text:style-name="T41_5">and</text:span><text:span text:style-name="T41_6"><text:s/></text:span><text:span text:style-name="T41_7">energy</text:span><text:span text:style-name="T41_8"><text:s/></text:span><text:span text:style-name="T41_9">about</text:span><text:span text:style-name="T41_10"><text:s/></text:span><text:span text:style-name="T41_11">their</text:span><text:span text:style-name="T41_12"><text:s/></text:span><text:span text:style-name="T41_13">work</text:span><text:span text:style-name="T41_14"><text:s/></text:span><text:span text:style-name="T41_15">and</text:span><text:span text:style-name="T41_16"><text:s/></text:span><text:span text:style-name="T41_17">encourage</text:span><text:span text:style-name="T41_18"><text:s/></text:span><text:span text:style-name="T41_19">others</text:span><text:span text:style-name="T41_20"><text:s/></text:span><text:span text:style-name="T41_21">to</text:span><text:span text:style-name="T41_22"><text:s/></text:span><text:span text:style-name="T41_23">do</text:span><text:span text:style-name="T41_24"><text:s/></text:span><text:span text:style-name="T41_25">the</text:span><text:span text:style-name="T41_26"><text:s/></text:span><text:span text:style-name="T41_27">same</text:span></text:p>
        </text:list-item>
        <text:list-item>
          <text:p text:style-name="P42"><text:span text:style-name="T42_1">Promote</text:span><text:span text:style-name="T42_2"><text:s/></text:span><text:span text:style-name="T42_3">the</text:span><text:span text:style-name="T42_4"><text:s/></text:span><text:span text:style-name="T42_5">work</text:span><text:span text:style-name="T42_6"><text:s/></text:span><text:span text:style-name="T42_7">of</text:span><text:span text:style-name="T42_8"><text:s/></text:span><text:span text:style-name="T42_9">the</text:span><text:span text:style-name="T42_10"><text:s/></text:span><text:span text:style-name="T42_11">Department</text:span><text:span text:style-name="T42_12"><text:s/></text:span><text:span text:style-name="T42_13">and</text:span><text:span text:style-name="T42_14"><text:s/></text:span><text:span text:style-name="T42_15">play</text:span><text:span text:style-name="T42_16"><text:s/></text:span><text:span text:style-name="T42_17">an</text:span><text:span text:style-name="T42_18"><text:s/></text:span><text:span text:style-name="T42_19">active</text:span><text:span text:style-name="T42_20"><text:s/></text:span><text:span text:style-name="T42_21">part</text:span><text:span text:style-name="T42_22"><text:s/></text:span><text:span text:style-name="T42_23">in</text:span><text:span text:style-name="T42_24"><text:s/></text:span><text:span text:style-name="T42_25">supporting</text:span><text:span text:style-name="T42_26"><text:s/></text:span><text:span text:style-name="T42_27">the</text:span><text:span text:style-name="T42_28"><text:s/></text:span><text:span text:style-name="T42_29">Civil</text:span><text:span text:style-name="T42_30"><text:s/></text:span><text:span text:style-name="T42_31">Service</text:span><text:span text:style-name="T42_32"><text:s/></text:span><text:span text:style-name="T42_33">values</text:span><text:span text:style-name="T42_34"><text:s/></text:span><text:span text:style-name="T42_35">and</text:span><text:span text:style-name="T42_36"><text:s/></text:span><text:span text:style-name="T42_37">culture</text:span></text:p>
        </text:list-item>
      </text:list>
      <text:p text:style-name="P43"/>
      <text:p text:style-name="P44"><text:span text:style-name="T44_1">Building</text:span><text:span text:style-name="T44_2"><text:s/></text:span><text:span text:style-name="T44_3">Capability</text:span><text:span text:style-name="T44_4"><text:s/></text:span><text:span text:style-name="T44_5">For</text:span><text:span text:style-name="T44_6"><text:s/></text:span><text:span text:style-name="T44_7">All</text:span><text:span text:style-name="T44_8"><text:s/></text:span></text:p>
      <text:p text:style-name="P45"/>
      <text:p text:style-name="P46"><text:span text:style-name="T46_1">Essential</text:span></text:p>
      <text:list text:style-name="LS5" xml:id="list17">
        <text:list-item>
          <text:p text:style-name="P47"><text:span text:style-name="T47_1">Proactively</text:span><text:span text:style-name="T47_2"><text:s/></text:span><text:span text:style-name="T47_3">manage</text:span><text:span text:style-name="T47_4"><text:s/></text:span><text:span text:style-name="T47_5">own</text:span><text:span text:style-name="T47_6"><text:s/></text:span><text:span text:style-name="T47_7">career</text:span><text:span text:style-name="T47_8"><text:s/></text:span><text:span text:style-name="T47_9">and</text:span><text:span text:style-name="T47_10"><text:s/></text:span><text:span text:style-name="T47_11">identify</text:span><text:span text:style-name="T47_12"><text:s/></text:span><text:span text:style-name="T47_13">own</text:span><text:span text:style-name="T47_14"><text:s/></text:span><text:span text:style-name="T47_15">learning</text:span><text:span text:style-name="T47_16"><text:s/></text:span><text:span text:style-name="T47_17">needs</text:span><text:span text:style-name="T47_18"><text:s/></text:span><text:span text:style-name="T47_19">with</text:span><text:span text:style-name="T47_20"><text:s/></text:span><text:span text:style-name="T47_21">line</text:span><text:span text:style-name="T47_22"><text:s/></text:span><text:span text:style-name="T47_23">manager</text:span><text:span text:style-name="T47_24">,<text:s/></text:span><text:span text:style-name="T47_25">plan</text:span><text:span text:style-name="T47_26"><text:s/></text:span><text:span text:style-name="T47_27">and</text:span><text:span text:style-name="T47_28"><text:s/></text:span><text:span text:style-name="T47_29">carry</text:span><text:span text:style-name="T47_30"><text:s/></text:span><text:span text:style-name="T47_31">out</text:span><text:span text:style-name="T47_32"><text:s/></text:span><text:span text:style-name="T47_33">workplace</text:span><text:span text:style-name="T47_34"><text:s/></text:span><text:span text:style-name="T47_35">learning</text:span><text:span text:style-name="T47_36"><text:s/></text:span><text:span text:style-name="T47_37">opportunities</text:span></text:p>
        </text:list-item>
        <text:list-item>
          <text:p text:style-name="P48"><text:span text:style-name="T48_1">Continually</text:span><text:span text:style-name="T48_2"><text:s/></text:span><text:span text:style-name="T48_3">seek</text:span><text:span text:style-name="T48_4"><text:s/></text:span><text:span text:style-name="T48_5">and</text:span><text:span text:style-name="T48_6"><text:s/></text:span><text:span text:style-name="T48_7">act</text:span><text:span text:style-name="T48_8"><text:s/></text:span><text:span text:style-name="T48_9">on</text:span><text:span text:style-name="T48_10"><text:s/></text:span><text:span text:style-name="T48_11">feedback</text:span><text:span text:style-name="T48_12"><text:s/></text:span><text:span text:style-name="T48_13">to</text:span><text:span text:style-name="T48_14"><text:s/></text:span><text:span text:style-name="T48_15">evaluate</text:span><text:span text:style-name="T48_16"><text:s/></text:span><text:span text:style-name="T48_17">and</text:span><text:span text:style-name="T48_18"><text:s/></text:span><text:span text:style-name="T48_19">improve</text:span><text:span text:style-name="T48_20"><text:s/></text:span><text:span text:style-name="T48_21">their</text:span><text:span text:style-name="T48_22"><text:s/></text:span><text:span text:style-name="T48_23">own</text:span><text:span text:style-name="T48_24"><text:s/></text:span><text:span text:style-name="T48_25">and</text:span><text:span text:style-name="T48_26"><text:s/></text:span><text:span text:style-name="T48_27">team</text:span><text:span text:style-name="T48_28">’</text:span><text:span text:style-name="T48_29">s</text:span><text:span text:style-name="T48_30"><text:s/></text:span><text:span text:style-name="T48_31">performance</text:span></text:p>
        </text:list-item>
      </text:list>
      <text:p text:style-name="P49"/>
      <text:p text:style-name="P50"><text:span text:style-name="T50_1">DELIVERING</text:span><text:span text:style-name="T50_2"><text:s/></text:span><text:span text:style-name="T50_3">RESULTS</text:span></text:p>
      <text:p text:style-name="P51"/>
      <text:p text:style-name="P52"><text:span text:style-name="T52_1">Managing</text:span><text:span text:style-name="T52_2"><text:s/></text:span><text:span text:style-name="T52_3">a</text:span><text:span text:style-name="T52_4"><text:s/></text:span><text:span text:style-name="T52_5">Quality</text:span><text:span text:style-name="T52_6"><text:s/></text:span><text:span text:style-name="T52_7">Service</text:span><text:span text:style-name="T52_8"><text:s/></text:span></text:p>
      <text:p text:style-name="P53"/>
      <text:p text:style-name="P54"><text:span text:style-name="T54_1">Essential</text:span></text:p>
      <text:list text:style-name="LS6" xml:id="list19">
        <text:list-item>
          <text:p text:style-name="P55"><text:span text:style-name="T55_1">Make</text:span><text:span text:style-name="T55_2"><text:s/></text:span><text:span text:style-name="T55_3">effective</text:span><text:span text:style-name="T55_4"><text:s/></text:span><text:span text:style-name="T55_5">use</text:span><text:span text:style-name="T55_6"><text:s/></text:span><text:span text:style-name="T55_7">of</text:span><text:span text:style-name="T55_8"><text:s/></text:span><text:span text:style-name="T55_9">project</text:span><text:span text:style-name="T55_10"><text:s/></text:span><text:span text:style-name="T55_11">management</text:span><text:span text:style-name="T55_12"><text:s/></text:span><text:span text:style-name="T55_13">skills</text:span><text:span text:style-name="T55_14"><text:s/></text:span><text:span text:style-name="T55_15">and</text:span><text:span text:style-name="T55_16"><text:s/></text:span><text:span text:style-name="T55_17">techniques</text:span><text:span text:style-name="T55_18"><text:s/></text:span><text:span text:style-name="T55_19">to</text:span><text:span text:style-name="T55_20"><text:s/></text:span><text:span text:style-name="T55_21">deliver</text:span><text:span text:style-name="T55_22"><text:s/></text:span><text:span text:style-name="T55_23">outcomes</text:span><text:span text:style-name="T55_24">,<text:s/></text:span><text:span text:style-name="T55_25">including</text:span><text:span text:style-name="T55_26"><text:s/></text:span><text:span text:style-name="T55_27">identifying</text:span><text:span text:style-name="T55_28"><text:s/></text:span><text:span text:style-name="T55_29">risks</text:span><text:span text:style-name="T55_30"><text:s/></text:span><text:span text:style-name="T55_31">and</text:span><text:span text:style-name="T55_32"><text:s/></text:span><text:span text:style-name="T55_33">mitigating</text:span><text:span text:style-name="T55_34"><text:s/></text:span><text:span text:style-name="T55_35">actions</text:span></text:p>
        </text:list-item>
        <text:list-item>
          <text:p text:style-name="P56"><text:span text:style-name="T56_1">Develop</text:span><text:span text:style-name="T56_2">,<text:s/></text:span><text:span text:style-name="T56_3">implement</text:span><text:span text:style-name="T56_4">,<text:s/></text:span><text:span text:style-name="T56_5">maintain</text:span><text:span text:style-name="T56_6"><text:s/></text:span><text:span text:style-name="T56_7">and</text:span><text:span text:style-name="T56_8"><text:s/></text:span><text:span text:style-name="T56_9">review</text:span><text:span text:style-name="T56_10"><text:s/></text:span><text:span text:style-name="T56_11">systems</text:span><text:span text:style-name="T56_12"><text:s/></text:span><text:span text:style-name="T56_13">and</text:span><text:span text:style-name="T56_14"><text:s/></text:span><text:span text:style-name="T56_15">service</text:span><text:span text:style-name="T56_16"><text:s/></text:span><text:span text:style-name="T56_17">standards</text:span><text:span text:style-name="T56_18"><text:s/></text:span><text:span text:style-name="T56_19">to</text:span><text:span text:style-name="T56_20"><text:s/></text:span><text:span text:style-name="T56_21">provide</text:span><text:span text:style-name="T56_22"><text:s/></text:span><text:span text:style-name="T56_23">quality</text:span><text:span text:style-name="T56_24">,<text:s/></text:span><text:span text:style-name="T56_25">efficiency</text:span><text:span text:style-name="T56_26"><text:s/></text:span><text:span text:style-name="T56_27">and</text:span><text:span text:style-name="T56_28"><text:s/></text:span><text:span text:style-name="T56_29">value</text:span><text:span text:style-name="T56_30"><text:s/></text:span><text:span text:style-name="T56_31">for</text:span><text:span text:style-name="T56_32"><text:s/></text:span><text:span text:style-name="T56_33">money</text:span></text:p>
        </text:list-item>
        <text:list-item>
          <text:p text:style-name="P57"><text:span text:style-name="T57_1">Establish</text:span><text:span text:style-name="T57_2"><text:s/></text:span><text:span text:style-name="T57_3">mechanisms</text:span><text:span text:style-name="T57_4"><text:s/></text:span><text:span text:style-name="T57_5">to</text:span><text:span text:style-name="T57_6"><text:s/></text:span><text:span text:style-name="T57_7">seek</text:span><text:span text:style-name="T57_8"><text:s/></text:span><text:span text:style-name="T57_9">out</text:span><text:span text:style-name="T57_10"><text:s/></text:span><text:span text:style-name="T57_11">and</text:span><text:span text:style-name="T57_12"><text:s/></text:span><text:span text:style-name="T57_13">respond</text:span><text:span text:style-name="T57_14"><text:s/></text:span><text:span text:style-name="T57_15">to</text:span><text:span text:style-name="T57_16"><text:s/></text:span><text:span text:style-name="T57_17">feedback</text:span><text:span text:style-name="T57_18"><text:s/></text:span><text:span text:style-name="T57_19">from</text:span><text:span text:style-name="T57_20"><text:s/></text:span><text:span text:style-name="T57_21">customers</text:span><text:span text:style-name="T57_22"><text:s/></text:span><text:span text:style-name="T57_23">about</text:span><text:span text:style-name="T57_24"><text:s/></text:span><text:span text:style-name="T57_25">service</text:span><text:span text:style-name="T57_26"><text:s/></text:span><text:span text:style-name="T57_27">provided</text:span></text:p>
        </text:list-item>
      </text:list>
      <text:p text:style-name="P58"/>
      <text:p text:style-name="P59"><text:span text:style-name="T59_1">Delivering</text:span><text:span text:style-name="T59_2"><text:s/></text:span><text:span text:style-name="T59_3">at</text:span><text:span text:style-name="T59_4"><text:s/></text:span><text:span text:style-name="T59_5">Pace</text:span><text:span text:style-name="T59_6"><text:s/></text:span></text:p>
      <text:p text:style-name="P60"/>
      <text:p text:style-name="P61"><text:span text:style-name="T61_1">Essential</text:span></text:p>
      <text:list text:style-name="LS7" xml:id="list22">
        <text:list-item>
          <text:p text:style-name="P62"><text:span text:style-name="T62_1">Ensuring</text:span><text:span text:style-name="T62_2"><text:s/></text:span><text:span text:style-name="T62_3">efficient</text:span><text:span text:style-name="T62_4"><text:s/></text:span><text:span text:style-name="T62_5">and</text:span><text:span text:style-name="T62_6"><text:s/></text:span><text:span text:style-name="T62_7">effective</text:span><text:span text:style-name="T62_8"><text:s/></text:span><text:span text:style-name="T62_9">use</text:span><text:span text:style-name="T62_10"><text:s/></text:span><text:span text:style-name="T62_11">of</text:span><text:span text:style-name="T62_12"><text:s/></text:span><text:span text:style-name="T62_13">resources</text:span><text:span text:style-name="T62_14"><text:s/></text:span><text:span text:style-name="T62_15">to</text:span><text:span text:style-name="T62_16"><text:s/></text:span><text:span text:style-name="T62_17">deliver</text:span><text:span text:style-name="T62_18"><text:s/></text:span><text:span text:style-name="T62_19">programmes</text:span><text:span text:style-name="T62_20"><text:s/></text:span><text:span text:style-name="T62_21">and</text:span><text:span text:style-name="T62_22"><text:s/></text:span><text:span text:style-name="T62_23">projects</text:span><text:span text:style-name="T62_24"><text:s/></text:span><text:span text:style-name="T62_25">on</text:span><text:span text:style-name="T62_26"><text:s/></text:span><text:span text:style-name="T62_27">time</text:span><text:span text:style-name="T62_28">,<text:s/></text:span><text:span text:style-name="T62_29">within</text:span><text:span text:style-name="T62_30"><text:s/></text:span><text:span text:style-name="T62_31">budgets</text:span><text:span text:style-name="T62_32"><text:s/></text:span><text:span text:style-name="T62_33">and</text:span><text:span text:style-name="T62_34"><text:s/></text:span><text:span text:style-name="T62_35">to</text:span><text:span text:style-name="T62_36"><text:s/></text:span><text:span text:style-name="T62_37">agreed</text:span><text:span text:style-name="T62_38"><text:s/></text:span><text:span text:style-name="T62_39">quality</text:span><text:span text:style-name="T62_40"><text:s/></text:span><text:span text:style-name="T62_41">standards</text:span></text:p>
        </text:list-item>
      </text:list>
      <text:list text:style-name="LS6" xml:id="list23">
        <text:list-item>
          <text:p text:style-name="P63"><text:span text:style-name="T63_1">Regularly</text:span><text:span text:style-name="T63_2"><text:s/></text:span><text:span text:style-name="T63_3">monitor</text:span><text:span text:style-name="T63_4"><text:s/></text:span><text:span text:style-name="T63_5">own</text:span><text:span text:style-name="T63_6"><text:s/></text:span><text:span text:style-name="T63_7">and</text:span><text:span text:style-name="T63_8"><text:s/></text:span><text:span text:style-name="T63_9">team</text:span><text:span text:style-name="T63_10">’</text:span><text:span text:style-name="T63_11">s</text:span><text:span text:style-name="T63_12"><text:s/></text:span><text:span text:style-name="T63_13">work</text:span><text:span text:style-name="T63_14"><text:s/></text:span><text:span text:style-name="T63_15">against</text:span><text:span text:style-name="T63_16"><text:s/></text:span><text:span text:style-name="T63_17">milestones</text:span><text:span text:style-name="T63_18"><text:s/></text:span><text:span text:style-name="T63_19">or</text:span><text:span text:style-name="T63_20"><text:s/></text:span><text:span text:style-name="T63_21">targets</text:span><text:span text:style-name="T63_22"><text:s/></text:span><text:span text:style-name="T63_23">and</text:span><text:span text:style-name="T63_24"><text:s/></text:span><text:span text:style-name="T63_25">act</text:span><text:span text:style-name="T63_26"><text:s/></text:span><text:span text:style-name="T63_27">promptly</text:span><text:span text:style-name="T63_28"><text:s/></text:span><text:span text:style-name="T63_29">to</text:span><text:span text:style-name="T63_30"><text:s/></text:span><text:span text:style-name="T63_31">keep</text:span><text:span text:style-name="T63_32"><text:s/></text:span><text:span text:style-name="T63_33">work</text:span><text:span text:style-name="T63_34"><text:s/></text:span><text:span text:style-name="T63_35">on</text:span><text:span text:style-name="T63_36"><text:s/></text:span><text:span text:style-name="T63_37">track</text:span><text:span text:style-name="T63_38"><text:s/></text:span><text:span text:style-name="T63_39">and</text:span><text:span text:style-name="T63_40"><text:s/></text:span><text:span text:style-name="T63_41">maintain</text:span><text:span text:style-name="T63_42"><text:s/></text:span><text:span text:style-name="T63_43">performance</text:span></text:p>
        </text:list-item>
        <text:list-item>
          <text:p text:style-name="P64"><text:span text:style-name="T64_1">Plan</text:span><text:span text:style-name="T64_2"><text:s/></text:span><text:span text:style-name="T64_3">ahead</text:span><text:span text:style-name="T64_4"><text:s/></text:span><text:span text:style-name="T64_5">but</text:span><text:span text:style-name="T64_6"><text:s/></text:span><text:span text:style-name="T64_7">reassess</text:span><text:span text:style-name="T64_8"><text:s/></text:span><text:span text:style-name="T64_9">workloads</text:span><text:span text:style-name="T64_10"><text:s/></text:span><text:span text:style-name="T64_11">and</text:span><text:span text:style-name="T64_12"><text:s/></text:span><text:span text:style-name="T64_13">priorities</text:span><text:span text:style-name="T64_14"><text:s/></text:span><text:span text:style-name="T64_15">if</text:span><text:span text:style-name="T64_16"><text:s/></text:span><text:span text:style-name="T64_17">situations</text:span><text:span text:style-name="T64_18"><text:s/></text:span><text:span text:style-name="T64_19">change</text:span><text:span text:style-name="T64_20"><text:s/></text:span><text:span text:style-name="T64_21">or</text:span><text:span text:style-name="T64_22"><text:s/></text:span><text:span text:style-name="T64_23">people</text:span><text:span text:style-name="T64_24"><text:s/></text:span><text:span text:style-name="T64_25">are</text:span><text:span text:style-name="T64_26"><text:s/></text:span><text:span text:style-name="T64_27">facing</text:span><text:span text:style-name="T64_28"><text:s/></text:span><text:span text:style-name="T64_29">conflicting</text:span><text:span text:style-name="T64_30"><text:s/></text:span><text:span text:style-name="T64_31">demands</text:span></text:p>
        </text:list-item>
      </text:list>
      <text:p text:style-name="P65"/>
      <text:p text:style-name="P66"><text:span text:style-name="T66_1">SPECIALIST</text:span><text:span text:style-name="T66_2"><text:s/></text:span><text:span text:style-name="T66_3">SKILLS</text:span><text:span text:style-name="T66_4"><text:s text:c="2"/></text:span></text:p>
      <text:p text:style-name="P67"><text:span text:style-name="T67_1"><text:s/></text:span></text:p>
      <text:p text:style-name="P68"><text:span text:style-name="T68_1">Essential</text:span></text:p>
      <text:list text:style-name="LS8" xml:id="list25">
        <text:list-item>
          <text:p text:style-name="P69"><text:span text:style-name="T69_1">Familiarity</text:span><text:span text:style-name="T69_2"><text:s/></text:span><text:span text:style-name="T69_3">with</text:span><text:span text:style-name="T69_4"><text:s/></text:span><text:span text:style-name="T69_5">data</text:span><text:span text:style-name="T69_6"><text:s/></text:span><text:span text:style-name="T69_7">analysis</text:span><text:span text:style-name="T69_8">,<text:s/></text:span><text:span text:style-name="T69_9">web</text:span><text:span text:style-name="T69_10"><text:s/></text:span><text:span text:style-name="T69_11">analytics</text:span><text:span text:style-name="T69_12"><text:s/></text:span><text:span text:style-name="T69_13">and</text:span><text:span text:style-name="T69_14"><text:s/></text:span><text:span text:style-name="T69_15">visualisation</text:span><text:span text:style-name="T69_16"><text:s/></text:span><text:span text:style-name="T69_17">tools</text:span><text:span text:style-name="T69_18"><text:s/></text:span><text:span text:style-name="T69_19">essential</text:span><text:span text:style-name="T69_20">:<text:s/></text:span><text:span text:style-name="T69_21">e</text:span><text:span text:style-name="T69_22">.</text:span><text:span text:style-name="T69_23">g</text:span><text:span text:style-name="T69_24">.<text:s/></text:span><text:span text:style-name="T69_25">Google</text:span><text:span text:style-name="T69_26"><text:s/></text:span><text:span text:style-name="T69_27">Analytics</text:span><text:span text:style-name="T69_28">,<text:s/></text:span><text:span text:style-name="T69_29">Google</text:span><text:span text:style-name="T69_30"><text:s/></text:span><text:span text:style-name="T69_31">Refine</text:span><text:span text:style-name="T69_32">,<text:s/></text:span><text:span text:style-name="T69_33">Tableau</text:span><text:span text:style-name="T69_34"><text:s/></text:span><text:span text:style-name="T69_35">etc</text:span><text:span text:style-name="T69_36">.</text:span></text:p>
        </text:list-item>
        <text:list-item>
          <text:p text:style-name="P70"><text:span text:style-name="T70_1">Experience</text:span><text:span text:style-name="T70_2"><text:s/></text:span><text:span text:style-name="T70_3">of</text:span><text:span text:style-name="T70_4"><text:s/></text:span><text:span text:style-name="T70_5">providing</text:span><text:span text:style-name="T70_6"><text:s/></text:span><text:span text:style-name="T70_7">performance</text:span><text:span text:style-name="T70_8"><text:s/></text:span><text:span text:style-name="T70_9">analysis</text:span><text:span text:style-name="T70_10"><text:s/></text:span><text:span text:style-name="T70_11">and</text:span><text:span text:style-name="T70_12"><text:s/></text:span><text:span text:style-name="T70_13">recommendations</text:span><text:span text:style-name="T70_14"><text:s/></text:span><text:span text:style-name="T70_15">on</text:span><text:span text:style-name="T70_16"><text:s/></text:span><text:span text:style-name="T70_17">digital</text:span><text:span text:style-name="T70_18"><text:s/></text:span><text:span text:style-name="T70_19">public</text:span><text:span text:style-name="T70_20"><text:s/></text:span><text:span text:style-name="T70_21">services</text:span><text:span text:style-name="T70_22">.</text:span></text:p>
        </text:list-item>
      </text:list>
      <text:p text:style-name="P7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353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353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282cm" fo:margin-bottom="0cm" fo:margin-left="0cm" fo:margin-right="0cm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282cm" fo:margin-bottom="0cm" fo:margin-left="0cm" fo:margin-right="0cm" style:writing-mode="lr-tb"/>
      <style:text-properties style:text-line-through-style="none"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 style:text-underline-style="none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